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Preformatted_20_Text">
      <style:paragraph-properties fo:margin-left="0in" fo:margin-right="0in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4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style:use-window-font-color="true" loext:opacity="0%" style:font-name="Liberation Sans" fo:font-size="12pt" fo:font-weight="normal" fo:background-color="transparent" style:font-size-asian="12pt" style:font-size-complex="12pt"/>
    </style:style>
    <style:style style:name="P6" style:family="paragraph" style:parent-style-name="Standard">
      <style:text-properties style:use-window-font-color="true" loext:opacity="0%" style:font-name="Liberation Sans" fo:font-size="12pt" fo:background-color="transparent" style:font-size-asian="12pt" style:font-size-complex="12pt"/>
    </style:style>
    <style:style style:name="P7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5in" style:auto-text-indent="false" style:page-number="auto" fo:background-color="transparent"/>
    </style:style>
    <style:style style:name="P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5in" style:auto-text-indent="false" fo:background-color="transparent"/>
    </style:style>
    <style:style style:name="P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5in" style:auto-text-indent="false" fo:background-color="transparent"/>
      <style:text-properties style:font-name="Liberation Sans" fo:font-size="12pt" style:font-size-asian="12pt" style:font-size-complex="12pt"/>
    </style:style>
    <style:style style:name="P1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Liberation Sans" fo:font-size="12pt" style:font-size-asian="12pt" style:font-size-complex="12pt"/>
    </style:style>
    <style:style style:name="P11" style:family="paragraph" style:parent-style-name="Heading_20_1">
      <style:paragraph-properties fo:margin-left="0in" fo:margin-right="0in" fo:text-align="center" style:justify-single-word="false" fo:text-indent="0in" style:auto-text-indent="false"/>
      <style:text-properties style:font-name="Liberation Sans" fo:font-size="16pt" style:font-size-asian="16pt" style:font-size-complex="16pt"/>
    </style:style>
    <style:style style:name="T1" style:family="text">
      <style:text-properties fo:color="#0033b3" loext:opacity="100%" fo:font-style="normal" fo:font-weight="normal" style:font-style-asian="normal" style:font-weight-asian="normal"/>
    </style:style>
    <style:style style:name="T2" style:family="text">
      <style:text-properties fo:color="#080808" loext:opacity="100%" fo:font-style="normal" fo:font-weight="normal" style:font-style-asian="normal" style:font-weight-asian="normal"/>
    </style:style>
    <style:style style:name="T3" style:family="text">
      <style:text-properties fo:color="#8c8c8c" loext:opacity="100%" fo:font-style="italic" fo:font-weight="normal" style:font-style-asian="italic" style:font-weight-asian="normal"/>
    </style:style>
    <style:style style:name="T4" style:family="text">
      <style:text-properties fo:color="#00627a" loext:opacity="100%" fo:font-style="normal" fo:font-weight="normal" style:font-style-asian="normal" style:font-weight-asian="normal"/>
    </style:style>
    <style:style style:name="T5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00000" loext:opacity="100%" fo:font-style="normal" fo:font-weight="normal" style:font-style-asian="normal" style:font-weight-asian="normal"/>
    </style:style>
    <style:style style:name="T7" style:family="text">
      <style:text-properties fo:color="#660099" loext:opacity="100%" fo:font-style="normal" fo:font-weight="normal" style:font-style-asian="normal" style:font-weight-asian="normal"/>
    </style:style>
    <style:style style:name="T8" style:family="text">
      <style:text-properties fo:color="#1750eb" loext:opacity="100%" fo:font-style="normal" fo:font-weight="normal" style:font-style-asian="normal" style:font-weight-asian="normal"/>
    </style:style>
    <style:style style:name="T9" style:family="text">
      <style:text-properties fo:color="#000080" loext:opacity="100%" fo:font-style="normal" fo:font-weight="normal" style:font-style-asian="normal" style:font-weight-asian="normal"/>
    </style:style>
    <style:style style:name="T10" style:family="text">
      <style:text-properties fo:color="#808080" loext:opacity="100%" fo:font-style="normal" fo:font-weight="normal" style:font-style-asian="normal" style:font-weight-asian="normal"/>
    </style:style>
    <style:style style:name="T11" style:family="text">
      <style:text-properties fo:color="#067d17" loext:opacity="100%" fo:font-style="normal" fo:font-weight="normal" style:font-style-asian="normal" style:font-weight-asian="normal"/>
    </style:style>
    <style:style style:name="T12" style:family="text">
      <style:text-properties style:font-name="Liberation Sans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/></text:p>
      <text:h text:style-name="P11" text:outline-level="1"><text:bookmark text:name="content-start"/>Mean-Variance-Standard Deviation Calculator</text:h>
      <text:p text:style-name="P4"><text:span text:style-name="T12"/></text:p>
      <text:p text:style-name="P7"><text:span text:style-name="T12">Create a function named </text:span><text:span text:style-name="Source_20_Text"><text:span text:style-name="T12">calculate()</text:span></text:span><text:span text:style-name="T12"> in </text:span><text:span text:style-name="Source_20_Text"><text:span text:style-name="T12">mean_var_std.py</text:span></text:span><text:span text:style-name="T12"> that uses Numpy to output the mean, variance, standard deviation, max, min, and sum of the rows, columns, and elements in a 3 x 3 matrix.</text:span></text:p>
      <text:p text:style-name="P9">The input of the function should be a list containing 9 digits. The function should convert the list into a 3 x 3 Numpy array, and then return a dictionary containing the mean, variance, standard deviation, max, min, and sum along both axes and for the flattened matrix.</text:p>
      <text:p text:style-name="P9">The returned dictionary should follow this format:</text:p>
      <text:p text:style-name="P2"><text:span text:style-name="Source_20_Text"><text:span text:style-name="T12">{</text:span></text:span></text:p>
      <text:p text:style-name="P2"><text:span text:style-name="Source_20_Text"><text:span text:style-name="T12"><text:s text:c="2"/>'mean': [axis1, axis2, flattened],</text:span></text:span></text:p>
      <text:p text:style-name="P2"><text:span text:style-name="Source_20_Text"><text:span text:style-name="T12"><text:s text:c="2"/>'variance': [axis1, axis2, flattened],</text:span></text:span></text:p>
      <text:p text:style-name="P2"><text:span text:style-name="Source_20_Text"><text:span text:style-name="T12"><text:s text:c="2"/>'standard deviation': [axis1, axis2, flattened],</text:span></text:span></text:p>
      <text:p text:style-name="P2"><text:span text:style-name="Source_20_Text"><text:span text:style-name="T12"><text:s text:c="2"/>'max': [axis1, axis2, flattened],</text:span></text:span></text:p>
      <text:p text:style-name="P2"><text:span text:style-name="Source_20_Text"><text:span text:style-name="T12"><text:s text:c="2"/>'min': [axis1, axis2, flattened],</text:span></text:span></text:p>
      <text:p text:style-name="P2"><text:span text:style-name="Source_20_Text"><text:span text:style-name="T12"><text:s text:c="2"/>'sum': [axis1, axis2, flattened]</text:span></text:span></text:p>
      <text:p text:style-name="P3"><text:span text:style-name="Source_20_Text"><text:span text:style-name="T12">}</text:span></text:span></text:p>
      <text:p text:style-name="P7"><text:span text:style-name="T12">If a list containing less than 9 elements is passed into the function, it should raise a </text:span><text:span text:style-name="Source_20_Text"><text:span text:style-name="T12">ValueError</text:span></text:span><text:span text:style-name="T12"> exception with the message: "List must contain nine numbers." The values in the returned dictionary should be lists and not Numpy arrays.</text:span></text:p>
      <text:p text:style-name="P8"><text:span text:style-name="T12">For example, </text:span><text:span text:style-name="Source_20_Text"><text:span text:style-name="T12">calculate([0,1,2,3,4,5,6,7,8])</text:span></text:span><text:span text:style-name="T12"> should return:</text:span></text:p>
      <text:p text:style-name="P2"><text:span text:style-name="Source_20_Text"><text:span text:style-name="T12">{</text:span></text:span></text:p>
      <text:p text:style-name="P2"><text:span text:style-name="Source_20_Text"><text:span text:style-name="T12"><text:s text:c="2"/>'mean': [[3.0, 4.0, 5.0], [1.0, 4.0, 7.0], 4.0],</text:span></text:span></text:p>
      <text:p text:style-name="P2"><text:span text:style-name="Source_20_Text"><text:span text:style-name="T12"><text:s text:c="2"/>'variance': [[6.0, 6.0, 6.0], [0.6666666666666666, 0.6666666666666666, 0.6666666666666666], 6.666666666666667],</text:span></text:span></text:p>
      <text:p text:style-name="P2"><text:span text:style-name="Source_20_Text"><text:span text:style-name="T12"><text:s text:c="2"/>'standard deviation': [[2.449489742783178, 2.449489742783178, 2.449489742783178], [0.816496580927726, 0.816496580927726, 0.816496580927726], 2.581988897471611],</text:span></text:span></text:p>
      <text:p text:style-name="P2"><text:span text:style-name="Source_20_Text"><text:span text:style-name="T12"><text:s text:c="2"/>'max': [[6, 7, 8], [2, 5, 8], 8],</text:span></text:span></text:p>
      <text:p text:style-name="P2"><text:span text:style-name="Source_20_Text"><text:span text:style-name="T12"><text:s text:c="2"/>'min': [[0, 1, 2], [0, 3, 6], 0],</text:span></text:span></text:p>
      <text:p text:style-name="P2"><text:span text:style-name="Source_20_Text"><text:span text:style-name="T12"><text:s text:c="2"/>'sum': [[9, 12, 15], [3, 12, 21], 36]</text:span></text:span></text:p>
      <text:p text:style-name="P3"><text:span text:style-name="Source_20_Text"><text:span text:style-name="T12">}</text:span></text:span></text:p>
      <text:p text:style-name="P5">def test_calculate(self):</text:p>
      <text:p text:style-name="P5">actual = mean_var_std.calculate([2,6,2,8,4,0,1,5,7])</text:p>
      <text:p text:style-name="P5">expected = {'mean': [[3.6666666666666665, 5.0, 3.0], [3.3333333333333335, 4.0, 4.333333333333333], 3.888888888888889], 'variance': [[9.555555555555557, 0.6666666666666666, 8.666666666666666], [3.555555555555556, 10.666666666666666, 6.222222222222221], 6.987654320987654], 'standard deviation': [[3.091206165165235, 0.816496580927726, 2.943920288775949], [1.8856180831641267, 3.265986323710904, 2.494438257849294], 2.6434171674156266], 'max': [[8, 6, 7], [6, 8, 7], 8], 'min': [[1, 4, 0], [2, 0, 1], 0], 'sum': [[11, 15, 9], [10, 12, 13], 35]}</text:p>
      <text:p text:style-name="P5"><text:soft-page-break/>self.assertAlmostEqual(actual, expected, "Expected different output when calling 'calculate()' with '[2,6,2,8,4,0,1,5,7]'")</text:p>
      <text:p text:style-name="P10" loext:marker-style-name="T5"><text:span text:style-name="T1"/></text:p>
      <text:p text:style-name="P10" loext:marker-style-name="T5"><text:span text:style-name="T1">import </text:span><text:span text:style-name="T2">numpy </text:span><text:span text:style-name="T1">as </text:span><text:span text:style-name="T2">np<text:line-break/><text:line-break/></text:span><text:span text:style-name="T3">#Defining calculating functions (mean, variance, standard deviation, max, min, and sum)<text:line-break/></text:span><text:span text:style-name="T1">def </text:span><text:span text:style-name="T4">calc_mean</text:span><text:span text:style-name="T2">(</text:span><text:span text:style-name="T6">arr</text:span><text:span text:style-name="T2">):<text:line-break/> <text:s text:c="3"/></text:span><text:span text:style-name="T6">arr_mean </text:span><text:span text:style-name="T2">= np.mean(</text:span><text:span text:style-name="T6">arr</text:span><text:span text:style-name="T2">,</text:span><text:span text:style-name="T7">axis</text:span><text:span text:style-name="T2">=</text:span><text:span text:style-name="T8">0</text:span><text:span text:style-name="T2">,</text:span><text:span text:style-name="T7">dtype</text:span><text:span text:style-name="T2">=</text:span><text:span text:style-name="T9">float</text:span><text:span text:style-name="T2">)<text:line-break/> <text:s text:c="3"/></text:span><text:span text:style-name="T1">return </text:span><text:span text:style-name="T6">arr_mean<text:line-break/></text:span><text:span text:style-name="T1">def </text:span><text:span text:style-name="T4">calc_var</text:span><text:span text:style-name="T2">(</text:span><text:span text:style-name="T6">arr</text:span><text:span text:style-name="T2">):<text:line-break/> <text:s text:c="3"/></text:span><text:span text:style-name="T6">arr_var </text:span><text:span text:style-name="T2">= np.var(</text:span><text:span text:style-name="T6">arr</text:span><text:span text:style-name="T2">,</text:span><text:span text:style-name="T7">axis</text:span><text:span text:style-name="T2">=</text:span><text:span text:style-name="T8">0</text:span><text:span text:style-name="T2">,</text:span><text:span text:style-name="T7">dtype</text:span><text:span text:style-name="T2">=</text:span><text:span text:style-name="T9">float</text:span><text:span text:style-name="T2">)<text:line-break/> <text:s text:c="3"/></text:span><text:span text:style-name="T1">return </text:span><text:span text:style-name="T6">arr_var<text:line-break/></text:span><text:span text:style-name="T1">def </text:span><text:span text:style-name="T4">calc_std</text:span><text:span text:style-name="T2">(</text:span><text:span text:style-name="T6">arr</text:span><text:span text:style-name="T2">):<text:line-break/> <text:s text:c="3"/></text:span><text:span text:style-name="T6">arr_std </text:span><text:span text:style-name="T2">= np.std(</text:span><text:span text:style-name="T6">arr</text:span><text:span text:style-name="T2">,</text:span><text:span text:style-name="T7">axis</text:span><text:span text:style-name="T2">=</text:span><text:span text:style-name="T8">0</text:span><text:span text:style-name="T2">,</text:span><text:span text:style-name="T7">dtype</text:span><text:span text:style-name="T2">=</text:span><text:span text:style-name="T9">float</text:span><text:span text:style-name="T2">)<text:line-break/> <text:s text:c="3"/></text:span><text:span text:style-name="T1">return </text:span><text:span text:style-name="T6">arr_std<text:line-break/></text:span><text:span text:style-name="T1">def </text:span><text:span text:style-name="T4">calc_max</text:span><text:span text:style-name="T2">(</text:span><text:span text:style-name="T6">arr</text:span><text:span text:style-name="T2">):<text:line-break/> <text:s text:c="3"/></text:span><text:span text:style-name="T6">arr_max </text:span><text:span text:style-name="T2">= np.max(</text:span><text:span text:style-name="T6">arr</text:span><text:span text:style-name="T2">,</text:span><text:span text:style-name="T7">axis</text:span><text:span text:style-name="T2">=</text:span><text:span text:style-name="T8">0</text:span><text:span text:style-name="T2">)<text:line-break/> <text:s text:c="3"/></text:span><text:span text:style-name="T1">return </text:span><text:span text:style-name="T6">arr_max<text:line-break/></text:span><text:span text:style-name="T1">def </text:span><text:span text:style-name="T4">calc_min</text:span><text:span text:style-name="T2">(</text:span><text:span text:style-name="T6">arr</text:span><text:span text:style-name="T2">):<text:line-break/> <text:s text:c="3"/></text:span><text:span text:style-name="T6">arr_min </text:span><text:span text:style-name="T2">= np.min(</text:span><text:span text:style-name="T6">arr</text:span><text:span text:style-name="T2">,</text:span><text:span text:style-name="T7">axis</text:span><text:span text:style-name="T2">=</text:span><text:span text:style-name="T8">0</text:span><text:span text:style-name="T2">)<text:line-break/> <text:s text:c="3"/></text:span><text:span text:style-name="T1">return </text:span><text:span text:style-name="T6">arr_min<text:line-break/></text:span><text:span text:style-name="T1">def </text:span><text:span text:style-name="T4">calc_sum</text:span><text:span text:style-name="T2">(</text:span><text:span text:style-name="T6">arr</text:span><text:span text:style-name="T2">):<text:line-break/> <text:s text:c="3"/></text:span><text:span text:style-name="T6">arr_sum </text:span><text:span text:style-name="T2">= np.sum(</text:span><text:span text:style-name="T6">arr</text:span><text:span text:style-name="T2">,</text:span><text:span text:style-name="T7">axis</text:span><text:span text:style-name="T2">=</text:span><text:span text:style-name="T8">0</text:span><text:span text:style-name="T2">)<text:line-break/> <text:s text:c="3"/></text:span><text:span text:style-name="T1">return </text:span><text:span text:style-name="T6">arr_sum<text:line-break/><text:line-break/></text:span><text:span text:style-name="T3">#Defining the main calculation function<text:line-break/><text:line-break/></text:span><text:span text:style-name="T1">def </text:span><text:span text:style-name="T4">calculate</text:span><text:span text:style-name="T2">(</text:span><text:span text:style-name="T6">l</text:span><text:span text:style-name="T2">):<text:line-break/> <text:s text:c="3"/></text:span><text:span text:style-name="T10">length_list </text:span><text:span text:style-name="T2">= </text:span><text:span text:style-name="T9">len</text:span><text:span text:style-name="T2">(</text:span><text:span text:style-name="T6">l</text:span><text:span text:style-name="T2">)<text:line-break/> <text:s text:c="3"/></text:span><text:span text:style-name="T3">#initialize an empty dictionary with the given keys<text:line-break/> <text:s text:c="3"/></text:span><text:span text:style-name="T10">Dict_result </text:span><text:span text:style-name="T2">= {}<text:line-break/> <text:s text:c="3"/></text:span><text:span text:style-name="T6">Dict_result </text:span><text:span text:style-name="T2">= </text:span><text:span text:style-name="T9">dict</text:span><text:span text:style-name="T2">({</text:span><text:span text:style-name="T11">'mean'</text:span><text:span text:style-name="T2">: [], </text:span><text:span text:style-name="T11">'variance'</text:span><text:span text:style-name="T2">: [], </text:span><text:span text:style-name="T11">'standard deviation'</text:span><text:span text:style-name="T2">: [], </text:span><text:span text:style-name="T11">'max'</text:span><text:span text:style-name="T2">: [], </text:span><text:span text:style-name="T11">'min'</text:span><text:span text:style-name="T2">: [], </text:span><text:span text:style-name="T11">'sum'</text:span><text:span text:style-name="T2">: []})<text:line-break/><text:line-break/> <text:s text:c="3"/></text:span><text:span text:style-name="T1">if </text:span><text:span text:style-name="T2">(</text:span><text:span text:style-name="T9">len</text:span><text:span text:style-name="T2">(</text:span><text:span text:style-name="T6">l</text:span><text:span text:style-name="T2">) != </text:span><text:span text:style-name="T8">9</text:span><text:span text:style-name="T2">):<text:line-break/> <text:s text:c="7"/></text:span><text:span text:style-name="T1">raise </text:span><text:span text:style-name="T9">ValueError</text:span><text:span text:style-name="T2">(</text:span><text:span text:style-name="T11">'List must contain nine numbers.'</text:span><text:span text:style-name="T2">)<text:line-break/><text:line-break/> <text:s text:c="3"/></text:span><text:span text:style-name="T6">arr </text:span><text:span text:style-name="T2">= np.array(</text:span><text:span text:style-name="T6">l</text:span><text:span text:style-name="T2">)<text:line-break/> <text:s text:c="3"/></text:span><text:span text:style-name="T6">arr </text:span><text:span text:style-name="T2">= </text:span><text:span text:style-name="T6">arr</text:span><text:span text:style-name="T2">.reshape(</text:span><text:span text:style-name="T8">3</text:span><text:span text:style-name="T2">, </text:span><text:span text:style-name="T8">3</text:span><text:span text:style-name="T2">)<text:line-break/> <text:s text:c="3"/></text:span><text:span text:style-name="T6">arr_T </text:span><text:span text:style-name="T2">= </text:span><text:span text:style-name="T6">arr</text:span><text:span text:style-name="T2">.T<text:line-break/><text:line-break/> <text:s text:c="3"/></text:span><text:span text:style-name="T6">Dict_result</text:span><text:span text:style-name="T2">[</text:span><text:span text:style-name="T11">'mean'</text:span><text:span text:style-name="T2">].append(</text:span><text:span text:style-name="T9">list</text:span><text:span text:style-name="T2">(calc_mean(</text:span><text:span text:style-name="T6">arr</text:span><text:span text:style-name="T2">)))<text:line-break/> <text:s text:c="3"/></text:span><text:span text:style-name="T6">Dict_result</text:span><text:span text:style-name="T2">[</text:span><text:span text:style-name="T11">'mean'</text:span><text:span text:style-name="T2">].append(</text:span><text:span text:style-name="T9">list</text:span><text:span text:style-name="T2">(calc_mean(</text:span><text:span text:style-name="T6">arr_T</text:span><text:span text:style-name="T2">)))<text:line-break/> <text:s text:c="3"/></text:span><text:span text:style-name="T6">Dict_result</text:span><text:span text:style-name="T2">[</text:span><text:span text:style-name="T11">'mean'</text:span><text:span text:style-name="T2">].append(calc_mean(</text:span><text:span text:style-name="T6">l</text:span><text:span text:style-name="T2">))<text:line-break/><text:line-break/> <text:s text:c="3"/></text:span><text:span text:style-name="T6">Dict_result</text:span><text:span text:style-name="T2">[</text:span><text:span text:style-name="T11">'variance'</text:span><text:span text:style-name="T2">].append(</text:span><text:span text:style-name="T9">list</text:span><text:span text:style-name="T2">(calc_var(</text:span><text:span text:style-name="T6">arr</text:span><text:span text:style-name="T2">)))<text:line-break/> <text:s text:c="3"/></text:span><text:span text:style-name="T6">Dict_result</text:span><text:span text:style-name="T2">[</text:span><text:span text:style-name="T11">'variance'</text:span><text:span text:style-name="T2">].append(</text:span><text:span text:style-name="T9">list</text:span><text:span text:style-name="T2">(calc_var(</text:span><text:span text:style-name="T6">arr_T</text:span><text:span text:style-name="T2">)))<text:line-break/> <text:s text:c="3"/></text:span><text:span text:style-name="T6">Dict_result</text:span><text:span text:style-name="T2">[</text:span><text:span text:style-name="T11">'variance'</text:span><text:span text:style-name="T2">].append(calc_var(</text:span><text:span text:style-name="T6">l</text:span><text:span text:style-name="T2">))<text:line-break/><text:line-break/> <text:s text:c="3"/></text:span><text:span text:style-name="T6">Dict_result</text:span><text:span text:style-name="T2">[</text:span><text:span text:style-name="T11">'standard deviation'</text:span><text:span text:style-name="T2">].append(</text:span><text:span text:style-name="T9">list</text:span><text:span text:style-name="T2">(calc_std(</text:span><text:span text:style-name="T6">arr</text:span><text:span text:style-name="T2">)))<text:line-break/> <text:s text:c="3"/></text:span><text:span text:style-name="T6">Dict_result</text:span><text:span text:style-name="T2">[</text:span><text:span text:style-name="T11">'standard deviation'</text:span><text:span text:style-name="T2">].append(</text:span><text:span text:style-name="T9">list</text:span><text:span text:style-name="T2">(calc_std(</text:span><text:span text:style-name="T6">arr_T</text:span><text:span text:style-name="T2">)))<text:line-break/> <text:s text:c="3"/></text:span><text:span text:style-name="T6">Dict_result</text:span><text:span text:style-name="T2">[</text:span><text:span text:style-name="T11">'standard deviation'</text:span><text:span text:style-name="T2">].append(calc_std(</text:span><text:span text:style-name="T6">l</text:span><text:span text:style-name="T2">))<text:line-break/></text:span><text:soft-page-break/><text:span text:style-name="T2"><text:line-break/> <text:s text:c="3"/></text:span><text:span text:style-name="T6">Dict_result</text:span><text:span text:style-name="T2">[</text:span><text:span text:style-name="T11">'max'</text:span><text:span text:style-name="T2">].append(</text:span><text:span text:style-name="T9">list</text:span><text:span text:style-name="T2">(calc_max(</text:span><text:span text:style-name="T6">arr</text:span><text:span text:style-name="T2">)))<text:line-break/> <text:s text:c="3"/></text:span><text:span text:style-name="T6">Dict_result</text:span><text:span text:style-name="T2">[</text:span><text:span text:style-name="T11">'max'</text:span><text:span text:style-name="T2">].append(</text:span><text:span text:style-name="T9">list</text:span><text:span text:style-name="T2">(calc_max(</text:span><text:span text:style-name="T6">arr_T</text:span><text:span text:style-name="T2">)))<text:line-break/> <text:s text:c="3"/></text:span><text:span text:style-name="T6">Dict_result</text:span><text:span text:style-name="T2">[</text:span><text:span text:style-name="T11">'max'</text:span><text:span text:style-name="T2">].append(calc_max(</text:span><text:span text:style-name="T6">l</text:span><text:span text:style-name="T2">))<text:line-break/><text:line-break/> <text:s text:c="3"/></text:span><text:span text:style-name="T6">Dict_result</text:span><text:span text:style-name="T2">[</text:span><text:span text:style-name="T11">'min'</text:span><text:span text:style-name="T2">].append(</text:span><text:span text:style-name="T9">list</text:span><text:span text:style-name="T2">(calc_min(</text:span><text:span text:style-name="T6">arr</text:span><text:span text:style-name="T2">)))<text:line-break/> <text:s text:c="3"/></text:span><text:span text:style-name="T6">Dict_result</text:span><text:span text:style-name="T2">[</text:span><text:span text:style-name="T11">'min'</text:span><text:span text:style-name="T2">].append(</text:span><text:span text:style-name="T9">list</text:span><text:span text:style-name="T2">(calc_min(</text:span><text:span text:style-name="T6">arr_T</text:span><text:span text:style-name="T2">)))<text:line-break/> <text:s text:c="3"/></text:span><text:span text:style-name="T6">Dict_result</text:span><text:span text:style-name="T2">[</text:span><text:span text:style-name="T11">'min'</text:span><text:span text:style-name="T2">].append(calc_min(</text:span><text:span text:style-name="T6">l</text:span><text:span text:style-name="T2">))<text:line-break/><text:line-break/> <text:s text:c="3"/></text:span><text:span text:style-name="T6">Dict_result</text:span><text:span text:style-name="T2">[</text:span><text:span text:style-name="T11">'sum'</text:span><text:span text:style-name="T2">].append(</text:span><text:span text:style-name="T9">list</text:span><text:span text:style-name="T2">(calc_sum(</text:span><text:span text:style-name="T6">arr</text:span><text:span text:style-name="T2">)))<text:line-break/> <text:s text:c="3"/></text:span><text:span text:style-name="T6">Dict_result</text:span><text:span text:style-name="T2">[</text:span><text:span text:style-name="T11">'sum'</text:span><text:span text:style-name="T2">].append(</text:span><text:span text:style-name="T9">list</text:span><text:span text:style-name="T2">(calc_sum(</text:span><text:span text:style-name="T6">arr_T</text:span><text:span text:style-name="T2">)))<text:line-break/> <text:s text:c="3"/></text:span><text:span text:style-name="T6">Dict_result</text:span><text:span text:style-name="T2">[</text:span><text:span text:style-name="T11">'sum'</text:span><text:span text:style-name="T2">].append(calc_sum(</text:span><text:span text:style-name="T6">l</text:span><text:span text:style-name="T2">))<text:line-break/><text:line-break/> <text:s text:c="3"/></text:span><text:span text:style-name="T6">calculations </text:span><text:span text:style-name="T2">= </text:span><text:span text:style-name="T6">Dict_result<text:line-break/> <text:s text:c="3"/></text:span><text:span text:style-name="T1">return </text:span><text:span text:style-name="T6">calculations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9:09:15.723015417</meta:creation-date>
    <dc:date>2025-01-17T09:50:44.179573269</dc:date>
    <meta:editing-duration>PT38M56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3" meta:paragraph-count="27" meta:word-count="419" meta:character-count="4269" meta:non-whitespace-character-count="3673"/>
  </office:meta>
</office:document-meta>
</file>